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54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8" style:family="table-cell" style:parent-style-name="Default">
      <style:table-cell-properties fo:background-color="#e8f2a1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ackground-color="#e8f2a1"/>
      <style:text-properties fo:color="#b2b2b2"/>
    </style:style>
    <style:style style:name="ce10" style:family="table-cell" style:parent-style-name="Default">
      <style:table-cell-properties fo:background-color="#e8f2a1"/>
      <style:text-properties fo:color="#b2b2b2"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e8f2a1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color="#b2b2b2" style:font-name="Arial" style:font-name-asian="Arial Unicode MS" style:font-name-complex="Arial Unicode MS"/>
    </style:style>
    <style:style style:name="ce6" style:family="table-cell" style:parent-style-name="Default" style:data-style-name="N121">
      <style:text-properties fo:color="#b2b2b2"/>
    </style:style>
    <style:style style:name="ce15" style:family="table-cell" style:parent-style-name="Default" style:data-style-name="N121">
      <style:table-cell-properties fo:background-color="#dee6ef"/>
    </style:style>
    <style:style style:name="ce16" style:family="table-cell" style:parent-style-name="Default" style:data-style-name="N121">
      <style:table-cell-properties fo:background-color="#dee6ef"/>
      <style:text-properties fo:color="#b2b2b2"/>
    </style:style>
    <style:style style:name="ce17" style:family="table-cell" style:parent-style-name="Default">
      <style:table-cell-properties fo:background-color="#dee6ef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90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Rsense=4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9"/>
        <table:table-column table:style-name="co1" table:default-cell-style-name="ce4"/>
        <table:table-column table:style-name="co1" table:default-cell-style-name="ce15"/>
        <table:table-column table:style-name="co1" table:default-cell-style-name="Default"/>
        <table:table-column table:style-name="co1" table:default-cell-style-name="ce17"/>
        <table:table-column table:style-name="co2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ambda Gen</text:p>
            <text:p>Current</text:p>
            <text:p>(measured)</text:p>
          </table:table-cell>
          <table:table-cell office:value-type="string" calcext:value-type="string">
            <text:p>Actual</text:p>
            <text:p>Current</text:p>
            <text:p>Thru Coil</text:p>
            <text:p>(calculated)</text:p>
          </table:table-cell>
          <table:table-cell table:style-name="ce8" office:value-type="string" calcext:value-type="string">
            <office:annotation draw:style-name="gr2" draw:text-style-name="P3" svg:width="1.1413in" svg:height="0.4484in" svg:x="2.9031in" svg:y="0in" draw:caption-point-x="-0.2303in" draw:caption-point-y="0.0039in">
              <dc:creator>J</dc:creator>
              <dc:date>2021-05-02T00:00:00</dc:date>
              <text:p text:style-name="P2"><text:span text:style-name="T1">8x oversampled, then result&gt;&gt;3</text:span></text:p>
            </office:annotation>
            <text:p><text:span text:style-name="T2">Arduino</text:span></text:p>
            <text:p><text:span text:style-name="T2">ADC Result</text:span></text:p>
            <text:p><text:span text:style-name="T2">(opamp out)</text:span></text:p>
            <text:p><text:span text:style-name="T2">(measured)</text:span></text:p>
          </table:table-cell>
          <table:table-cell office:value-type="string" calcext:value-type="string">
            <text:p>Arduino</text:p>
            <text:p>ADC V</text:p>
            <text:p>(calculated)</text:p>
          </table:table-cell>
          <table:table-cell office:value-type="string" calcext:value-type="string">
            <text:p>ISOC V</text:p>
            <text:p>(sensor Vout)</text:p>
            <text:p>(measured)</text:p>
          </table:table-cell>
          <table:table-cell office:value-type="string" calcext:value-type="string">
            <office:annotation draw:style-name="gr3" draw:text-style-name="P3" svg:width="2.011in" svg:height="1.5697in" svg:x="3.8902in" svg:y="0.7846in" draw:caption-point-x="1.4598in" draw:caption-point-y="-0.7807in">
              <dc:creator>J</dc:creator>
              <dc:date>2021-05-02T00:00:00</dc:date>
              <text:p text:style-name="P2"><text:span text:style-name="T1">These values measured by external DMM, using external reference, whereas Arduino reference is actual voltage on 5 volt rail (and thus ratiometric).</text:span></text:p>
            </office:annotation>
            <text:p>ISOC/2 V</text:p>
            <text:p>(opamp in)</text:p>
            <text:p>(calculated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SOC/2 V</text:p>
            <text:p>(opamp in)</text:p>
            <text:p>(expected)</text:p>
          </table:table-cell>
          <table:table-cell office:value-type="string" calcext:value-type="string">
            <text:p>ADC V</text:p>
            <text:p>(opamp out)</text:p>
            <text:p>(expected)</text:p>
          </table:table-cell>
          <table:table-cell table:number-columns-repeated="5"/>
        </table:table-row>
        <table:table-row table:style-name="ro2">
          <table:table-cell table:style-name="ce1" office:value-type="float" office:value="-20" calcext:value-type="float">
            <text:p>-20</text:p>
          </table:table-cell>
          <table:table-cell table:style-name="ce1" table:formula="of:=[.A2]*5" office:value-type="float" office:value="-100" calcext:value-type="float">
            <text:p>-100</text:p>
          </table:table-cell>
          <table:table-cell table:style-name="ce9" office:value-type="float" office:value="94" calcext:value-type="float">
            <text:p>94</text:p>
          </table:table-cell>
          <table:table-cell table:formula="of:=[.C2]/1024*5" office:value-type="float" office:value="0.458984375" calcext:value-type="float">
            <text:p>0.458984375</text:p>
          </table:table-cell>
          <table:table-cell table:style-name="ce5" office:value-type="float" office:value="3.915" calcext:value-type="float">
            <text:p>3.915</text:p>
          </table:table-cell>
          <table:table-cell table:style-name="ce16" table:formula="of:=[.E2]/2" office:value-type="float" office:value="1.9575" calcext:value-type="float">
            <text:p>1.958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1" office:value-type="float" office:value="-19" calcext:value-type="float">
            <text:p>-19</text:p>
          </table:table-cell>
          <table:table-cell table:style-name="ce1" table:formula="of:=[.A3]*5" office:value-type="float" office:value="-95" calcext:value-type="float">
            <text:p>-95</text:p>
          </table:table-cell>
          <table:table-cell table:style-name="ce10" office:value-type="float" office:value="105" calcext:value-type="float">
            <text:p>105</text:p>
          </table:table-cell>
          <table:table-cell table:formula="of:=[.C3]/1024*5" office:value-type="float" office:value="0.5126953125" calcext:value-type="float">
            <text:p>0.5126953125</text:p>
          </table:table-cell>
          <table:table-cell table:style-name="ce6" office:value-type="float" office:value="3.964" calcext:value-type="float">
            <text:p>3.964</text:p>
          </table:table-cell>
          <table:table-cell table:style-name="ce16" table:formula="of:=[.E3]/2" office:value-type="float" office:value="1.982" calcext:value-type="float">
            <text:p>1.982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1" office:value-type="float" office:value="-18" calcext:value-type="float">
            <text:p>-18</text:p>
          </table:table-cell>
          <table:table-cell table:style-name="ce1" table:formula="of:=[.A4]*5" office:value-type="float" office:value="-90" calcext:value-type="float">
            <text:p>-90</text:p>
          </table:table-cell>
          <table:table-cell table:style-name="ce10" office:value-type="float" office:value="117" calcext:value-type="float">
            <text:p>117</text:p>
          </table:table-cell>
          <table:table-cell table:formula="of:=[.C4]/1024*5" office:value-type="float" office:value="0.5712890625" calcext:value-type="float">
            <text:p>0.5712890625</text:p>
          </table:table-cell>
          <table:table-cell table:style-name="ce6" office:value-type="float" office:value="4.015" calcext:value-type="float">
            <text:p>4.015</text:p>
          </table:table-cell>
          <table:table-cell table:style-name="ce16" table:formula="of:=[.E4]/2" office:value-type="float" office:value="2.0075" calcext:value-type="float">
            <text:p>2.008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1" office:value-type="float" office:value="-17" calcext:value-type="float">
            <text:p>-17</text:p>
          </table:table-cell>
          <table:table-cell table:style-name="ce1" table:formula="of:=[.A5]*5" office:value-type="float" office:value="-85" calcext:value-type="float">
            <text:p>-85</text:p>
          </table:table-cell>
          <table:table-cell table:style-name="ce10" office:value-type="float" office:value="129" calcext:value-type="float">
            <text:p>129</text:p>
          </table:table-cell>
          <table:table-cell table:formula="of:=[.C5]/1024*5" office:value-type="float" office:value="0.6298828125" calcext:value-type="float">
            <text:p>0.6298828125</text:p>
          </table:table-cell>
          <table:table-cell table:style-name="ce6" office:value-type="float" office:value="4.067" calcext:value-type="float">
            <text:p>4.067</text:p>
          </table:table-cell>
          <table:table-cell table:style-name="ce16" table:formula="of:=[.E5]/2" office:value-type="float" office:value="2.0335" calcext:value-type="float">
            <text:p>2.034</text:p>
          </table:table-cell>
          <table:table-cell table:style-name="ce1"/>
          <table:table-cell table:number-columns-repeated="6"/>
          <table:table-cell>
            <draw:frame table:end-cell-address="'Rsense=41'.U25" table:end-x="0.1748in" table:end-y="0.1051in" draw:z-index="0" draw:style-name="gr1" draw:text-style-name="P1" svg:width="6.3012in" svg:height="3.5713in" svg:x="0.0961in" svg:y="0.0894in">
              <draw:object draw:notify-on-update-of-ranges="'Rsense=41'.B2:'Rsense=41'.B48 'Rsense=41'.D1:'Rsense=41'.D1 'Rsense=41'.D2:'Rsense=41'.D48 'Rsense=41'.B2:'Rsense=41'.B48 'Rsense=41'.F1:'Rsense=41'.F1 'Rsense=41'.F2:'Rsense=41'.F4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float" office:value="-16" calcext:value-type="float">
            <text:p>-16</text:p>
          </table:table-cell>
          <table:table-cell table:style-name="ce1" table:formula="of:=[.A6]*5" office:value-type="float" office:value="-80" calcext:value-type="float">
            <text:p>-80</text:p>
          </table:table-cell>
          <table:table-cell table:style-name="ce10" office:value-type="float" office:value="142" calcext:value-type="float">
            <text:p>142</text:p>
          </table:table-cell>
          <table:table-cell table:formula="of:=[.C6]/1024*5" office:value-type="float" office:value="0.693359375" calcext:value-type="float">
            <text:p>0.693359375</text:p>
          </table:table-cell>
          <table:table-cell table:style-name="ce6" office:value-type="float" office:value="4.119" calcext:value-type="float">
            <text:p>4.119</text:p>
          </table:table-cell>
          <table:table-cell table:style-name="ce16" table:formula="of:=[.E6]/2" office:value-type="float" office:value="2.0595" calcext:value-type="float">
            <text:p>2.060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1" office:value-type="float" office:value="-15" calcext:value-type="float">
            <text:p>-15</text:p>
          </table:table-cell>
          <table:table-cell table:style-name="ce1" table:formula="of:=[.A7]*5" office:value-type="float" office:value="-75" calcext:value-type="float">
            <text:p>-75</text:p>
          </table:table-cell>
          <table:table-cell table:style-name="ce10" office:value-type="float" office:value="154" calcext:value-type="float">
            <text:p>154</text:p>
          </table:table-cell>
          <table:table-cell table:formula="of:=[.C7]/1024*5" office:value-type="float" office:value="0.751953125" calcext:value-type="float">
            <text:p>0.751953125</text:p>
          </table:table-cell>
          <table:table-cell table:style-name="ce6" office:value-type="float" office:value="4.17" calcext:value-type="float">
            <text:p>4.170</text:p>
          </table:table-cell>
          <table:table-cell table:style-name="ce16" table:formula="of:=[.E7]/2" office:value-type="float" office:value="2.085" calcext:value-type="float">
            <text:p>2.085</text:p>
          </table:table-cell>
          <table:table-cell table:style-name="ce1"/>
          <table:table-cell table:number-columns-repeated="7"/>
        </table:table-row>
        <table:table-row table:style-name="ro2">
          <table:table-cell office:value-type="float" office:value="-14" calcext:value-type="float">
            <text:p>-14</text:p>
          </table:table-cell>
          <table:table-cell table:formula="of:=[.A8]*5" office:value-type="float" office:value="-70" calcext:value-type="float">
            <text:p>-70</text:p>
          </table:table-cell>
          <table:table-cell table:style-name="ce8" office:value-type="float" office:value="166" calcext:value-type="float">
            <text:p>166</text:p>
          </table:table-cell>
          <table:table-cell table:formula="of:=[.C8]/1024*5" office:value-type="float" office:value="0.810546875" calcext:value-type="float">
            <text:p>0.810546875</text:p>
          </table:table-cell>
          <table:table-cell office:value-type="float" office:value="4.222" calcext:value-type="float">
            <text:p>4.222</text:p>
          </table:table-cell>
          <table:table-cell table:formula="of:=[.E8]/2" office:value-type="float" office:value="2.111" calcext:value-type="float">
            <text:p>2.111</text:p>
          </table:table-cell>
          <table:table-cell office:value-type="string" calcext:value-type="string">
            <text:p>Max Regen</text:p>
          </table:table-cell>
          <table:table-cell table:formula="of:=2.5+41*[.B8]*0.00025" office:value-type="float" office:value="1.7825" calcext:value-type="float">
            <text:p>1.7825</text:p>
          </table:table-cell>
          <table:table-cell table:formula="of:=[.H8]*2.29-4.07" office:value-type="float" office:value="0.0119249999999997" calcext:value-type="float">
            <text:p>0.011925</text:p>
          </table:table-cell>
          <table:table-cell table:number-columns-repeated="5"/>
        </table:table-row>
        <table:table-row table:style-name="ro2">
          <table:table-cell office:value-type="float" office:value="-13" calcext:value-type="float">
            <text:p>-13</text:p>
          </table:table-cell>
          <table:table-cell table:formula="of:=[.A9]*5" office:value-type="float" office:value="-65" calcext:value-type="float">
            <text:p>-65</text:p>
          </table:table-cell>
          <table:table-cell table:style-name="ce8" office:value-type="float" office:value="178" calcext:value-type="float">
            <text:p>178</text:p>
          </table:table-cell>
          <table:table-cell table:formula="of:=[.C9]/1024*5" office:value-type="float" office:value="0.869140625" calcext:value-type="float">
            <text:p>0.869140625</text:p>
          </table:table-cell>
          <table:table-cell office:value-type="float" office:value="4.273" calcext:value-type="float">
            <text:p>4.273</text:p>
          </table:table-cell>
          <table:table-cell table:formula="of:=[.E9]/2" office:value-type="float" office:value="2.1365" calcext:value-type="float">
            <text:p>2.137</text:p>
          </table:table-cell>
          <table:table-cell/>
          <table:table-cell table:formula="of:=2.5+41*[.B9]*0.00025" office:value-type="float" office:value="1.83375" calcext:value-type="float">
            <text:p>1.83375</text:p>
          </table:table-cell>
          <table:table-cell table:formula="of:=[.H9]*2.29-4.07" office:value-type="float" office:value="0.129287499999999" calcext:value-type="float">
            <text:p>0.129287499999999</text:p>
          </table:table-cell>
          <table:table-cell table:number-columns-repeated="5"/>
        </table:table-row>
        <table:table-row table:style-name="ro2">
          <table:table-cell office:value-type="float" office:value="-12" calcext:value-type="float">
            <text:p>-12</text:p>
          </table:table-cell>
          <table:table-cell table:formula="of:=[.A10]*5" office:value-type="float" office:value="-60" calcext:value-type="float">
            <text:p>-60</text:p>
          </table:table-cell>
          <table:table-cell table:style-name="ce8" office:value-type="float" office:value="190" calcext:value-type="float">
            <text:p>190</text:p>
          </table:table-cell>
          <table:table-cell table:formula="of:=[.C10]/1024*5" office:value-type="float" office:value="0.927734375" calcext:value-type="float">
            <text:p>0.927734375</text:p>
          </table:table-cell>
          <table:table-cell office:value-type="float" office:value="4.325" calcext:value-type="float">
            <text:p>4.325</text:p>
          </table:table-cell>
          <table:table-cell table:formula="of:=[.E10]/2" office:value-type="float" office:value="2.1625" calcext:value-type="float">
            <text:p>2.163</text:p>
          </table:table-cell>
          <table:table-cell/>
          <table:table-cell table:formula="of:=2.5+41*[.B10]*0.00025" office:value-type="float" office:value="1.885" calcext:value-type="float">
            <text:p>1.885</text:p>
          </table:table-cell>
          <table:table-cell table:formula="of:=[.H10]*2.29-4.07" office:value-type="float" office:value="0.24665" calcext:value-type="float">
            <text:p>0.24665</text:p>
          </table:table-cell>
          <table:table-cell table:number-columns-repeated="5"/>
        </table:table-row>
        <table:table-row table:style-name="ro2">
          <table:table-cell office:value-type="float" office:value="-11" calcext:value-type="float">
            <text:p>-11</text:p>
          </table:table-cell>
          <table:table-cell table:formula="of:=[.A11]*5" office:value-type="float" office:value="-55" calcext:value-type="float">
            <text:p>-55</text:p>
          </table:table-cell>
          <table:table-cell table:style-name="ce8" office:value-type="float" office:value="203" calcext:value-type="float">
            <text:p>203</text:p>
          </table:table-cell>
          <table:table-cell table:formula="of:=[.C11]/1024*5" office:value-type="float" office:value="0.9912109375" calcext:value-type="float">
            <text:p>0.9912109375</text:p>
          </table:table-cell>
          <table:table-cell office:value-type="float" office:value="4.376" calcext:value-type="float">
            <text:p>4.376</text:p>
          </table:table-cell>
          <table:table-cell table:formula="of:=[.E11]/2" office:value-type="float" office:value="2.188" calcext:value-type="float">
            <text:p>2.188</text:p>
          </table:table-cell>
          <table:table-cell/>
          <table:table-cell table:formula="of:=2.5+41*[.B11]*0.00025" office:value-type="float" office:value="1.93625" calcext:value-type="float">
            <text:p>1.93625</text:p>
          </table:table-cell>
          <table:table-cell table:formula="of:=[.H11]*2.29-4.07" office:value-type="float" office:value="0.364012499999999" calcext:value-type="float">
            <text:p>0.364012499999999</text:p>
          </table:table-cell>
          <table:table-cell table:number-columns-repeated="5"/>
        </table:table-row>
        <table:table-row table:style-name="ro2">
          <table:table-cell office:value-type="float" office:value="-10" calcext:value-type="float">
            <text:p>-10</text:p>
          </table:table-cell>
          <table:table-cell table:formula="of:=[.A12]*5" office:value-type="float" office:value="-50" calcext:value-type="float">
            <text:p>-50</text:p>
          </table:table-cell>
          <table:table-cell table:style-name="ce8" office:value-type="float" office:value="215" calcext:value-type="float">
            <text:p>215</text:p>
          </table:table-cell>
          <table:table-cell table:formula="of:=[.C12]/1024*5" office:value-type="float" office:value="1.0498046875" calcext:value-type="float">
            <text:p>1.0498046875</text:p>
          </table:table-cell>
          <table:table-cell office:value-type="float" office:value="4.428" calcext:value-type="float">
            <text:p>4.428</text:p>
          </table:table-cell>
          <table:table-cell table:formula="of:=[.E12]/2" office:value-type="float" office:value="2.214" calcext:value-type="float">
            <text:p>2.214</text:p>
          </table:table-cell>
          <table:table-cell/>
          <table:table-cell table:formula="of:=2.5+41*[.B12]*0.00025" office:value-type="float" office:value="1.9875" calcext:value-type="float">
            <text:p>1.9875</text:p>
          </table:table-cell>
          <table:table-cell table:formula="of:=[.H12]*2.29-4.07" office:value-type="float" office:value="0.481375" calcext:value-type="float">
            <text:p>0.481375</text:p>
          </table:table-cell>
          <table:table-cell table:number-columns-repeated="5"/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[.A13]*5" office:value-type="float" office:value="-45" calcext:value-type="float">
            <text:p>-45</text:p>
          </table:table-cell>
          <table:table-cell table:style-name="ce8" office:value-type="float" office:value="227" calcext:value-type="float">
            <text:p>227</text:p>
          </table:table-cell>
          <table:table-cell table:formula="of:=[.C13]/1024*5" office:value-type="float" office:value="1.1083984375" calcext:value-type="float">
            <text:p>1.1083984375</text:p>
          </table:table-cell>
          <table:table-cell office:value-type="float" office:value="4.48" calcext:value-type="float">
            <text:p>4.480</text:p>
          </table:table-cell>
          <table:table-cell table:formula="of:=[.E13]/2" office:value-type="float" office:value="2.24" calcext:value-type="float">
            <text:p>2.240</text:p>
          </table:table-cell>
          <table:table-cell/>
          <table:table-cell table:formula="of:=2.5+41*[.B13]*0.00025" office:value-type="float" office:value="2.03875" calcext:value-type="float">
            <text:p>2.03875</text:p>
          </table:table-cell>
          <table:table-cell table:formula="of:=[.H13]*2.29-4.07" office:value-type="float" office:value="0.5987375" calcext:value-type="float">
            <text:p>0.5987375</text:p>
          </table:table-cell>
          <table:table-cell table:number-columns-repeated="5"/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[.A14]*5" office:value-type="float" office:value="-40" calcext:value-type="float">
            <text:p>-40</text:p>
          </table:table-cell>
          <table:table-cell table:style-name="ce8" office:value-type="float" office:value="239" calcext:value-type="float">
            <text:p>239</text:p>
          </table:table-cell>
          <table:table-cell table:formula="of:=[.C14]/1024*5" office:value-type="float" office:value="1.1669921875" calcext:value-type="float">
            <text:p>1.1669921875</text:p>
          </table:table-cell>
          <table:table-cell office:value-type="float" office:value="4.531" calcext:value-type="float">
            <text:p>4.531</text:p>
          </table:table-cell>
          <table:table-cell table:formula="of:=[.E14]/2" office:value-type="float" office:value="2.2655" calcext:value-type="float">
            <text:p>2.266</text:p>
          </table:table-cell>
          <table:table-cell/>
          <table:table-cell table:formula="of:=2.5+41*[.B14]*0.00025" office:value-type="float" office:value="2.09" calcext:value-type="float">
            <text:p>2.09</text:p>
          </table:table-cell>
          <table:table-cell table:formula="of:=[.H14]*2.29-4.07" office:value-type="float" office:value="0.716099999999999" calcext:value-type="float">
            <text:p>0.716099999999999</text:p>
          </table:table-cell>
          <table:table-cell table:number-columns-repeated="5"/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[.A15]*5" office:value-type="float" office:value="-35" calcext:value-type="float">
            <text:p>-35</text:p>
          </table:table-cell>
          <table:table-cell table:style-name="ce8" office:value-type="float" office:value="251" calcext:value-type="float">
            <text:p>251</text:p>
          </table:table-cell>
          <table:table-cell table:formula="of:=[.C15]/1024*5" office:value-type="float" office:value="1.2255859375" calcext:value-type="float">
            <text:p>1.2255859375</text:p>
          </table:table-cell>
          <table:table-cell office:value-type="float" office:value="4.583" calcext:value-type="float">
            <text:p>4.583</text:p>
          </table:table-cell>
          <table:table-cell table:formula="of:=[.E15]/2" office:value-type="float" office:value="2.2915" calcext:value-type="float">
            <text:p>2.292</text:p>
          </table:table-cell>
          <table:table-cell/>
          <table:table-cell table:formula="of:=2.5+41*[.B15]*0.00025" office:value-type="float" office:value="2.14125" calcext:value-type="float">
            <text:p>2.14125</text:p>
          </table:table-cell>
          <table:table-cell table:formula="of:=[.H15]*2.29-4.07" office:value-type="float" office:value="0.8334625" calcext:value-type="float">
            <text:p>0.8334625</text:p>
          </table:table-cell>
          <table:table-cell table:number-columns-repeated="5"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[.A16]*5" office:value-type="float" office:value="-30" calcext:value-type="float">
            <text:p>-30</text:p>
          </table:table-cell>
          <table:table-cell office:value-type="float" office:value="263" calcext:value-type="float">
            <text:p>263</text:p>
          </table:table-cell>
          <table:table-cell table:formula="of:=[.C16]/1024*5" office:value-type="float" office:value="1.2841796875" calcext:value-type="float">
            <text:p>1.2841796875</text:p>
          </table:table-cell>
          <table:table-cell office:value-type="float" office:value="4.634" calcext:value-type="float">
            <text:p>4.634</text:p>
          </table:table-cell>
          <table:table-cell table:formula="of:=[.E16]/2" office:value-type="float" office:value="2.317" calcext:value-type="float">
            <text:p>2.317</text:p>
          </table:table-cell>
          <table:table-cell/>
          <table:table-cell table:formula="of:=2.5+41*[.B16]*0.00025" office:value-type="float" office:value="2.1925" calcext:value-type="float">
            <text:p>2.1925</text:p>
          </table:table-cell>
          <table:table-cell table:formula="of:=[.H16]*2.29-4.07" office:value-type="float" office:value="0.950824999999999" calcext:value-type="float">
            <text:p>0.950824999999999</text:p>
          </table:table-cell>
          <table:table-cell table:number-columns-repeated="5"/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[.A17]*5" office:value-type="float" office:value="-25" calcext:value-type="float">
            <text:p>-25</text:p>
          </table:table-cell>
          <table:table-cell office:value-type="float" office:value="276" calcext:value-type="float">
            <text:p>276</text:p>
          </table:table-cell>
          <table:table-cell table:formula="of:=[.C17]/1024*5" office:value-type="float" office:value="1.34765625" calcext:value-type="float">
            <text:p>1.34765625</text:p>
          </table:table-cell>
          <table:table-cell office:value-type="float" office:value="4.686" calcext:value-type="float">
            <text:p>4.686</text:p>
          </table:table-cell>
          <table:table-cell table:formula="of:=[.E17]/2" office:value-type="float" office:value="2.343" calcext:value-type="float">
            <text:p>2.343</text:p>
          </table:table-cell>
          <table:table-cell/>
          <table:table-cell table:formula="of:=2.5+41*[.B17]*0.00025" office:value-type="float" office:value="2.24375" calcext:value-type="float">
            <text:p>2.24375</text:p>
          </table:table-cell>
          <table:table-cell table:formula="of:=[.H17]*2.29-4.07" office:value-type="float" office:value="1.0681875" calcext:value-type="float">
            <text:p>1.0681875</text:p>
          </table:table-cell>
          <table:table-cell table:number-columns-repeated="5"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[.A18]*5" office:value-type="float" office:value="-20" calcext:value-type="float">
            <text:p>-20</text:p>
          </table:table-cell>
          <table:table-cell office:value-type="float" office:value="288" calcext:value-type="float">
            <text:p>288</text:p>
          </table:table-cell>
          <table:table-cell table:formula="of:=[.C18]/1024*5" office:value-type="float" office:value="1.40625" calcext:value-type="float">
            <text:p>1.40625</text:p>
          </table:table-cell>
          <table:table-cell office:value-type="float" office:value="4.738" calcext:value-type="float">
            <text:p>4.738</text:p>
          </table:table-cell>
          <table:table-cell table:formula="of:=[.E18]/2" office:value-type="float" office:value="2.369" calcext:value-type="float">
            <text:p>2.369</text:p>
          </table:table-cell>
          <table:table-cell/>
          <table:table-cell table:formula="of:=2.5+41*[.B18]*0.00025" office:value-type="float" office:value="2.295" calcext:value-type="float">
            <text:p>2.295</text:p>
          </table:table-cell>
          <table:table-cell table:formula="of:=[.H18]*2.29-4.07" office:value-type="float" office:value="1.18555" calcext:value-type="float">
            <text:p>1.18555</text:p>
          </table:table-cell>
          <table:table-cell table:number-columns-repeated="5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A19]*5" office:value-type="float" office:value="-15" calcext:value-type="float">
            <text:p>-15</text:p>
          </table:table-cell>
          <table:table-cell office:value-type="float" office:value="300" calcext:value-type="float">
            <text:p>300</text:p>
          </table:table-cell>
          <table:table-cell table:formula="of:=[.C19]/1024*5" office:value-type="float" office:value="1.46484375" calcext:value-type="float">
            <text:p>1.46484375</text:p>
          </table:table-cell>
          <table:table-cell office:value-type="float" office:value="4.789" calcext:value-type="float">
            <text:p>4.789</text:p>
          </table:table-cell>
          <table:table-cell table:formula="of:=[.E19]/2" office:value-type="float" office:value="2.3945" calcext:value-type="float">
            <text:p>2.395</text:p>
          </table:table-cell>
          <table:table-cell/>
          <table:table-cell table:formula="of:=2.5+41*[.B19]*0.00025" office:value-type="float" office:value="2.34625" calcext:value-type="float">
            <text:p>2.34625</text:p>
          </table:table-cell>
          <table:table-cell table:formula="of:=[.H19]*2.29-4.07" office:value-type="float" office:value="1.3029125" calcext:value-type="float">
            <text:p>1.3029125</text:p>
          </table:table-cell>
          <table:table-cell table:number-columns-repeated="5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A20]*5" office:value-type="float" office:value="-10" calcext:value-type="float">
            <text:p>-10</text:p>
          </table:table-cell>
          <table:table-cell office:value-type="float" office:value="312" calcext:value-type="float">
            <text:p>312</text:p>
          </table:table-cell>
          <table:table-cell table:formula="of:=[.C20]/1024*5" office:value-type="float" office:value="1.5234375" calcext:value-type="float">
            <text:p>1.5234375</text:p>
          </table:table-cell>
          <table:table-cell office:value-type="float" office:value="4.842" calcext:value-type="float">
            <text:p>4.842</text:p>
          </table:table-cell>
          <table:table-cell table:formula="of:=[.E20]/2" office:value-type="float" office:value="2.421" calcext:value-type="float">
            <text:p>2.421</text:p>
          </table:table-cell>
          <table:table-cell/>
          <table:table-cell table:formula="of:=2.5+41*[.B20]*0.00025" office:value-type="float" office:value="2.3975" calcext:value-type="float">
            <text:p>2.3975</text:p>
          </table:table-cell>
          <table:table-cell table:formula="of:=[.H20]*2.29-4.07" office:value-type="float" office:value="1.420275" calcext:value-type="float">
            <text:p>1.420275</text:p>
          </table:table-cell>
          <table:table-cell table:number-columns-repeated="5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A21]*5" office:value-type="float" office:value="-5" calcext:value-type="float">
            <text:p>-5</text:p>
          </table:table-cell>
          <table:table-cell office:value-type="float" office:value="324" calcext:value-type="float">
            <text:p>324</text:p>
          </table:table-cell>
          <table:table-cell table:formula="of:=[.C21]/1024*5" office:value-type="float" office:value="1.58203125" calcext:value-type="float">
            <text:p>1.58203125</text:p>
          </table:table-cell>
          <table:table-cell office:value-type="float" office:value="4.893" calcext:value-type="float">
            <text:p>4.893</text:p>
          </table:table-cell>
          <table:table-cell table:formula="of:=[.E21]/2" office:value-type="float" office:value="2.4465" calcext:value-type="float">
            <text:p>2.447</text:p>
          </table:table-cell>
          <table:table-cell office:value-type="string" calcext:value-type="string">
            <text:p>Regen</text:p>
          </table:table-cell>
          <table:table-cell table:formula="of:=2.5+41*[.B21]*0.00025" office:value-type="float" office:value="2.44875" calcext:value-type="float">
            <text:p>2.44875</text:p>
          </table:table-cell>
          <table:table-cell table:formula="of:=[.H21]*2.29-4.07" office:value-type="float" office:value="1.5376375" calcext:value-type="float">
            <text:p>1.537637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2]*5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C22]/1024*5" office:value-type="float" office:value="1.640625" calcext:value-type="float">
            <text:p>1.640625</text:p>
          </table:table-cell>
          <table:table-cell office:value-type="float" office:value="4.945" calcext:value-type="float">
            <text:p>4.945</text:p>
          </table:table-cell>
          <table:table-cell table:formula="of:=[.E22]/2" office:value-type="float" office:value="2.4725" calcext:value-type="float">
            <text:p>2.473</text:p>
          </table:table-cell>
          <table:table-cell office:value-type="float" office:value="0" calcext:value-type="float">
            <text:p>0</text:p>
          </table:table-cell>
          <table:table-cell table:formula="of:=2.5+41*[.B22]*0.00025" office:value-type="float" office:value="2.5" calcext:value-type="float">
            <text:p>2.5</text:p>
          </table:table-cell>
          <table:table-cell table:formula="of:=[.H22]*2.29-4.07" office:value-type="float" office:value="1.655" calcext:value-type="float">
            <text:p>1.65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3]*5"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  <table:table-cell table:formula="of:=[.C23]/1024*5" office:value-type="float" office:value="1.69921875" calcext:value-type="float">
            <text:p>1.69921875</text:p>
          </table:table-cell>
          <table:table-cell office:value-type="float" office:value="4.995" calcext:value-type="float">
            <text:p>4.995</text:p>
          </table:table-cell>
          <table:table-cell table:formula="of:=[.E23]/2" office:value-type="float" office:value="2.4975" calcext:value-type="float">
            <text:p>2.498</text:p>
          </table:table-cell>
          <table:table-cell office:value-type="string" calcext:value-type="string">
            <text:p>Assist</text:p>
          </table:table-cell>
          <table:table-cell table:formula="of:=2.5+41*[.B23]*0.00025" office:value-type="float" office:value="2.55125" calcext:value-type="float">
            <text:p>2.55125</text:p>
          </table:table-cell>
          <table:table-cell table:formula="of:=[.H23]*2.29-4.07" office:value-type="float" office:value="1.7723625" calcext:value-type="float">
            <text:p>1.772362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4]*5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formula="of:=[.C24]/1024*5" office:value-type="float" office:value="1.7578125" calcext:value-type="float">
            <text:p>1.7578125</text:p>
          </table:table-cell>
          <table:table-cell office:value-type="float" office:value="5.048" calcext:value-type="float">
            <text:p>5.048</text:p>
          </table:table-cell>
          <table:table-cell table:formula="of:=[.E24]/2" office:value-type="float" office:value="2.524" calcext:value-type="float">
            <text:p>2.524</text:p>
          </table:table-cell>
          <table:table-cell/>
          <table:table-cell table:formula="of:=2.5+41*[.B24]*0.00025" office:value-type="float" office:value="2.6025" calcext:value-type="float">
            <text:p>2.6025</text:p>
          </table:table-cell>
          <table:table-cell table:formula="of:=[.H24]*2.29-4.07" office:value-type="float" office:value="1.889725" calcext:value-type="float">
            <text:p>1.88972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5]*5" office:value-type="float" office:value="15" calcext:value-type="float">
            <text:p>15</text:p>
          </table:table-cell>
          <table:table-cell office:value-type="float" office:value="372" calcext:value-type="float">
            <text:p>372</text:p>
          </table:table-cell>
          <table:table-cell table:formula="of:=[.C25]/1024*5" office:value-type="float" office:value="1.81640625" calcext:value-type="float">
            <text:p>1.81640625</text:p>
          </table:table-cell>
          <table:table-cell office:value-type="float" office:value="5.098" calcext:value-type="float">
            <text:p>5.098</text:p>
          </table:table-cell>
          <table:table-cell table:formula="of:=[.E25]/2" office:value-type="float" office:value="2.549" calcext:value-type="float">
            <text:p>2.549</text:p>
          </table:table-cell>
          <table:table-cell/>
          <table:table-cell table:formula="of:=2.5+41*[.B25]*0.00025" office:value-type="float" office:value="2.65375" calcext:value-type="float">
            <text:p>2.65375</text:p>
          </table:table-cell>
          <table:table-cell table:formula="of:=[.H25]*2.29-4.07" office:value-type="float" office:value="2.0070875" calcext:value-type="float">
            <text:p>2.007087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6]*5" office:value-type="float" office:value="20" calcext:value-type="float">
            <text:p>20</text:p>
          </table:table-cell>
          <table:table-cell office:value-type="float" office:value="385" calcext:value-type="float">
            <text:p>385</text:p>
          </table:table-cell>
          <table:table-cell table:formula="of:=[.C26]/1024*5" office:value-type="float" office:value="1.8798828125" calcext:value-type="float">
            <text:p>1.8798828125</text:p>
          </table:table-cell>
          <table:table-cell office:value-type="float" office:value="5.151" calcext:value-type="float">
            <text:p>5.151</text:p>
          </table:table-cell>
          <table:table-cell table:formula="of:=[.E26]/2" office:value-type="float" office:value="2.5755" calcext:value-type="float">
            <text:p>2.576</text:p>
          </table:table-cell>
          <table:table-cell/>
          <table:table-cell table:formula="of:=2.5+41*[.B26]*0.00025" office:value-type="float" office:value="2.705" calcext:value-type="float">
            <text:p>2.705</text:p>
          </table:table-cell>
          <table:table-cell table:formula="of:=[.H26]*2.29-4.07" office:value-type="float" office:value="2.12445" calcext:value-type="float">
            <text:p>2.1244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27]*5"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table:formula="of:=[.C27]/1024*5" office:value-type="float" office:value="1.9384765625" calcext:value-type="float">
            <text:p>1.9384765625</text:p>
          </table:table-cell>
          <table:table-cell office:value-type="float" office:value="5.202" calcext:value-type="float">
            <text:p>5.202</text:p>
          </table:table-cell>
          <table:table-cell table:formula="of:=[.E27]/2" office:value-type="float" office:value="2.601" calcext:value-type="float">
            <text:p>2.601</text:p>
          </table:table-cell>
          <table:table-cell/>
          <table:table-cell table:formula="of:=2.5+41*[.B27]*0.00025" office:value-type="float" office:value="2.75625" calcext:value-type="float">
            <text:p>2.75625</text:p>
          </table:table-cell>
          <table:table-cell table:formula="of:=[.H27]*2.29-4.07" office:value-type="float" office:value="2.2418125" calcext:value-type="float">
            <text:p>2.2418125</text:p>
          </table:table-cell>
          <table:table-cell table:number-columns-repeated="4"/>
          <table:table-cell office:value-type="string" calcext:value-type="string">
            <text:p>RevA Schematic OpAmp is very linear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28]*5" office:value-type="float" office:value="30" calcext:value-type="float">
            <text:p>30</text:p>
          </table:table-cell>
          <table:table-cell office:value-type="float" office:value="409" calcext:value-type="float">
            <text:p>409</text:p>
          </table:table-cell>
          <table:table-cell table:formula="of:=[.C28]/1024*5" office:value-type="float" office:value="1.9970703125" calcext:value-type="float">
            <text:p>1.9970703125</text:p>
          </table:table-cell>
          <table:table-cell office:value-type="float" office:value="5.255" calcext:value-type="float">
            <text:p>5.255</text:p>
          </table:table-cell>
          <table:table-cell table:formula="of:=[.E28]/2" office:value-type="float" office:value="2.6275" calcext:value-type="float">
            <text:p>2.628</text:p>
          </table:table-cell>
          <table:table-cell/>
          <table:table-cell table:formula="of:=2.5+41*[.B28]*0.00025" office:value-type="float" office:value="2.8075" calcext:value-type="float">
            <text:p>2.8075</text:p>
          </table:table-cell>
          <table:table-cell table:formula="of:=[.H28]*2.29-4.07" office:value-type="float" office:value="2.359175" calcext:value-type="float">
            <text:p>2.359175</text:p>
          </table:table-cell>
          <table:table-cell table:number-columns-repeated="4"/>
          <table:table-cell office:value-type="string" calcext:value-type="string">
            <text:p>Only using 486 counts (652-166) of the 10b ADC's rang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29]*5" office:value-type="float" office:value="35" calcext:value-type="float">
            <text:p>35</text:p>
          </table:table-cell>
          <table:table-cell office:value-type="float" office:value="421" calcext:value-type="float">
            <text:p>421</text:p>
          </table:table-cell>
          <table:table-cell table:formula="of:=[.C29]/1024*5" office:value-type="float" office:value="2.0556640625" calcext:value-type="float">
            <text:p>2.0556640625</text:p>
          </table:table-cell>
          <table:table-cell office:value-type="float" office:value="5.305" calcext:value-type="float">
            <text:p>5.305</text:p>
          </table:table-cell>
          <table:table-cell table:formula="of:=[.E29]/2" office:value-type="float" office:value="2.6525" calcext:value-type="float">
            <text:p>2.653</text:p>
          </table:table-cell>
          <table:table-cell/>
          <table:table-cell table:formula="of:=2.5+41*[.B29]*0.00025" office:value-type="float" office:value="2.85875" calcext:value-type="float">
            <text:p>2.85875</text:p>
          </table:table-cell>
          <table:table-cell table:formula="of:=[.H29]*2.29-4.07" office:value-type="float" office:value="2.4765375" calcext:value-type="float">
            <text:p>2.4765375</text:p>
          </table:table-cell>
          <table:table-cell table:number-columns-repeated="4"/>
          <table:table-cell office:value-type="string" calcext:value-type="string">
            <text:p>Above is 2.37 V (3.18 - 0.81volts) of the ADC (0:5 range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0]*5" office:value-type="float" office:value="40" calcext:value-type="float">
            <text:p>40</text:p>
          </table:table-cell>
          <table:table-cell office:value-type="float" office:value="433" calcext:value-type="float">
            <text:p>433</text:p>
          </table:table-cell>
          <table:table-cell table:formula="of:=[.C30]/1024*5" office:value-type="float" office:value="2.1142578125" calcext:value-type="float">
            <text:p>2.1142578125</text:p>
          </table:table-cell>
          <table:table-cell office:value-type="float" office:value="5.357" calcext:value-type="float">
            <text:p>5.357</text:p>
          </table:table-cell>
          <table:table-cell table:formula="of:=[.E30]/2" office:value-type="float" office:value="2.6785" calcext:value-type="float">
            <text:p>2.679</text:p>
          </table:table-cell>
          <table:table-cell/>
          <table:table-cell table:formula="of:=2.5+41*[.B30]*0.00025" office:value-type="float" office:value="2.91" calcext:value-type="float">
            <text:p>2.91</text:p>
          </table:table-cell>
          <table:table-cell table:formula="of:=[.H30]*2.29-4.07" office:value-type="float" office:value="2.5939" calcext:value-type="float">
            <text:p>2.5939</text:p>
          </table:table-cell>
          <table:table-cell table:number-columns-repeated="4"/>
          <table:table-cell office:value-type="string" calcext:value-type="string">
            <text:p>Above is 486 counts for 200 amps rang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1]*5" office:value-type="float" office:value="45" calcext:value-type="float">
            <text:p>45</text:p>
          </table:table-cell>
          <table:table-cell office:value-type="float" office:value="445" calcext:value-type="float">
            <text:p>445</text:p>
          </table:table-cell>
          <table:table-cell table:formula="of:=[.C31]/1024*5" office:value-type="float" office:value="2.1728515625" calcext:value-type="float">
            <text:p>2.1728515625</text:p>
          </table:table-cell>
          <table:table-cell office:value-type="float" office:value="5.41" calcext:value-type="float">
            <text:p>5.410</text:p>
          </table:table-cell>
          <table:table-cell table:formula="of:=[.E31]/2" office:value-type="float" office:value="2.705" calcext:value-type="float">
            <text:p>2.705</text:p>
          </table:table-cell>
          <table:table-cell/>
          <table:table-cell table:formula="of:=2.5+41*[.B31]*0.00025" office:value-type="float" office:value="2.96125" calcext:value-type="float">
            <text:p>2.96125</text:p>
          </table:table-cell>
          <table:table-cell table:formula="of:=[.H31]*2.29-4.07" office:value-type="float" office:value="2.7112625" calcext:value-type="float">
            <text:p>2.7112625</text:p>
          </table:table-cell>
          <table:table-cell table:number-columns-repeated="4"/>
          <table:table-cell office:value-type="string" calcext:value-type="string">
            <text:p>Above is ~0.412 A/coun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2]*5" office:value-type="float" office:value="50" calcext:value-type="float">
            <text:p>50</text:p>
          </table:table-cell>
          <table:table-cell office:value-type="float" office:value="458" calcext:value-type="float">
            <text:p>458</text:p>
          </table:table-cell>
          <table:table-cell table:formula="of:=[.C32]/1024*5" office:value-type="float" office:value="2.236328125" calcext:value-type="float">
            <text:p>2.236328125</text:p>
          </table:table-cell>
          <table:table-cell office:value-type="float" office:value="5.461" calcext:value-type="float">
            <text:p>5.461</text:p>
          </table:table-cell>
          <table:table-cell table:formula="of:=[.E32]/2" office:value-type="float" office:value="2.7305" calcext:value-type="float">
            <text:p>2.731</text:p>
          </table:table-cell>
          <table:table-cell/>
          <table:table-cell table:formula="of:=2.5+41*[.B32]*0.00025" office:value-type="float" office:value="3.0125" calcext:value-type="float">
            <text:p>3.0125</text:p>
          </table:table-cell>
          <table:table-cell table:formula="of:=[.H32]*2.29-4.07" office:value-type="float" office:value="2.828625" calcext:value-type="float">
            <text:p>2.82862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3]*5" office:value-type="float" office:value="55" calcext:value-type="float">
            <text:p>55</text:p>
          </table:table-cell>
          <table:table-cell office:value-type="float" office:value="470" calcext:value-type="float">
            <text:p>470</text:p>
          </table:table-cell>
          <table:table-cell table:formula="of:=[.C33]/1024*5" office:value-type="float" office:value="2.294921875" calcext:value-type="float">
            <text:p>2.294921875</text:p>
          </table:table-cell>
          <table:table-cell office:value-type="float" office:value="5.512" calcext:value-type="float">
            <text:p>5.512</text:p>
          </table:table-cell>
          <table:table-cell table:formula="of:=[.E33]/2" office:value-type="float" office:value="2.756" calcext:value-type="float">
            <text:p>2.756</text:p>
          </table:table-cell>
          <table:table-cell/>
          <table:table-cell table:formula="of:=2.5+41*[.B33]*0.00025" office:value-type="float" office:value="3.06375" calcext:value-type="float">
            <text:p>3.06375</text:p>
          </table:table-cell>
          <table:table-cell table:formula="of:=[.H33]*2.29-4.07" office:value-type="float" office:value="2.9459875" calcext:value-type="float">
            <text:p>2.9459875</text:p>
          </table:table-cell>
          <table:table-cell table:number-columns-repeated="4"/>
          <table:table-cell office:value-type="string" calcext:value-type="string">
            <text:p>Need to make opamp double voltage output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4]*5" office:value-type="float" office:value="60" calcext:value-type="float">
            <text:p>60</text:p>
          </table:table-cell>
          <table:table-cell office:value-type="float" office:value="482" calcext:value-type="float">
            <text:p>482</text:p>
          </table:table-cell>
          <table:table-cell table:formula="of:=[.C34]/1024*5" office:value-type="float" office:value="2.353515625" calcext:value-type="float">
            <text:p>2.353515625</text:p>
          </table:table-cell>
          <table:table-cell office:value-type="float" office:value="5.54" calcext:value-type="float">
            <text:p>5.540</text:p>
          </table:table-cell>
          <table:table-cell table:formula="of:=[.E34]/2" office:value-type="float" office:value="2.77" calcext:value-type="float">
            <text:p>2.770</text:p>
          </table:table-cell>
          <table:table-cell/>
          <table:table-cell table:formula="of:=2.5+41*[.B34]*0.00025" office:value-type="float" office:value="3.115" calcext:value-type="float">
            <text:p>3.115</text:p>
          </table:table-cell>
          <table:table-cell table:formula="of:=[.H34]*2.29-4.07" office:value-type="float" office:value="3.06335" calcext:value-type="float">
            <text:p>3.06335</text:p>
          </table:table-cell>
          <table:table-cell table:number-columns-repeated="4"/>
          <table:table-cell office:value-type="string" calcext:value-type="string">
            <text:p>Above will make ~0.200 A/count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5]*5" office:value-type="float" office:value="65" calcext:value-type="float">
            <text:p>65</text:p>
          </table:table-cell>
          <table:table-cell office:value-type="float" office:value="494" calcext:value-type="float">
            <text:p>494</text:p>
          </table:table-cell>
          <table:table-cell table:formula="of:=[.C35]/1024*5" office:value-type="float" office:value="2.412109375" calcext:value-type="float">
            <text:p>2.412109375</text:p>
          </table:table-cell>
          <table:table-cell office:value-type="float" office:value="5.616" calcext:value-type="float">
            <text:p>5.616</text:p>
          </table:table-cell>
          <table:table-cell table:formula="of:=[.E35]/2" office:value-type="float" office:value="2.808" calcext:value-type="float">
            <text:p>2.808</text:p>
          </table:table-cell>
          <table:table-cell/>
          <table:table-cell table:formula="of:=2.5+41*[.B35]*0.00025" office:value-type="float" office:value="3.16625" calcext:value-type="float">
            <text:p>3.16625</text:p>
          </table:table-cell>
          <table:table-cell table:formula="of:=[.H35]*2.29-4.07" office:value-type="float" office:value="3.1807125" calcext:value-type="float">
            <text:p>3.180712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6]*5" office:value-type="float" office:value="70" calcext:value-type="float">
            <text:p>70</text:p>
          </table:table-cell>
          <table:table-cell office:value-type="float" office:value="506" calcext:value-type="float">
            <text:p>506</text:p>
          </table:table-cell>
          <table:table-cell table:formula="of:=[.C36]/1024*5" office:value-type="float" office:value="2.470703125" calcext:value-type="float">
            <text:p>2.470703125</text:p>
          </table:table-cell>
          <table:table-cell office:value-type="float" office:value="5.668" calcext:value-type="float">
            <text:p>5.668</text:p>
          </table:table-cell>
          <table:table-cell table:formula="of:=[.E36]/2" office:value-type="float" office:value="2.834" calcext:value-type="float">
            <text:p>2.834</text:p>
          </table:table-cell>
          <table:table-cell/>
          <table:table-cell table:formula="of:=2.5+41*[.B36]*0.00025" office:value-type="float" office:value="3.2175" calcext:value-type="float">
            <text:p>3.2175</text:p>
          </table:table-cell>
          <table:table-cell table:formula="of:=[.H36]*2.29-4.07" office:value-type="float" office:value="3.298075" calcext:value-type="float">
            <text:p>3.298075</text:p>
          </table:table-cell>
          <table:table-cell table:number-columns-repeated="4"/>
          <table:table-cell office:value-type="string" calcext:value-type="string">
            <text:p>First: Verify resistance value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37]*5" office:value-type="float" office:value="75" calcext:value-type="float">
            <text:p>75</text:p>
          </table:table-cell>
          <table:table-cell office:value-type="float" office:value="518" calcext:value-type="float">
            <text:p>518</text:p>
          </table:table-cell>
          <table:table-cell table:formula="of:=[.C37]/1024*5" office:value-type="float" office:value="2.529296875" calcext:value-type="float">
            <text:p>2.529296875</text:p>
          </table:table-cell>
          <table:table-cell office:value-type="float" office:value="5.719" calcext:value-type="float">
            <text:p>5.719</text:p>
          </table:table-cell>
          <table:table-cell table:formula="of:=[.E37]/2" office:value-type="float" office:value="2.8595" calcext:value-type="float">
            <text:p>2.860</text:p>
          </table:table-cell>
          <table:table-cell/>
          <table:table-cell table:formula="of:=2.5+41*[.B37]*0.00025" office:value-type="float" office:value="3.26875" calcext:value-type="float">
            <text:p>3.26875</text:p>
          </table:table-cell>
          <table:table-cell table:formula="of:=[.H37]*2.29-4.07" office:value-type="float" office:value="3.4154375" calcext:value-type="float">
            <text:p>3.415437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38]*5" office:value-type="float" office:value="80" calcext:value-type="float">
            <text:p>80</text:p>
          </table:table-cell>
          <table:table-cell office:value-type="float" office:value="530" calcext:value-type="float">
            <text:p>530</text:p>
          </table:table-cell>
          <table:table-cell table:formula="of:=[.C38]/1024*5" office:value-type="float" office:value="2.587890625" calcext:value-type="float">
            <text:p>2.587890625</text:p>
          </table:table-cell>
          <table:table-cell office:value-type="float" office:value="5.771" calcext:value-type="float">
            <text:p>5.771</text:p>
          </table:table-cell>
          <table:table-cell table:formula="of:=[.E38]/2" office:value-type="float" office:value="2.8855" calcext:value-type="float">
            <text:p>2.886</text:p>
          </table:table-cell>
          <table:table-cell/>
          <table:table-cell table:formula="of:=2.5+41*[.B38]*0.00025" office:value-type="float" office:value="3.32" calcext:value-type="float">
            <text:p>3.32</text:p>
          </table:table-cell>
          <table:table-cell table:formula="of:=[.H38]*2.29-4.07" office:value-type="float" office:value="3.5328" calcext:value-type="float">
            <text:p>3.5328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39]*5" office:value-type="float" office:value="85" calcext:value-type="float">
            <text:p>85</text:p>
          </table:table-cell>
          <table:table-cell office:value-type="float" office:value="543" calcext:value-type="float">
            <text:p>543</text:p>
          </table:table-cell>
          <table:table-cell table:formula="of:=[.C39]/1024*5" office:value-type="float" office:value="2.6513671875" calcext:value-type="float">
            <text:p>2.6513671875</text:p>
          </table:table-cell>
          <table:table-cell office:value-type="float" office:value="5.822" calcext:value-type="float">
            <text:p>5.822</text:p>
          </table:table-cell>
          <table:table-cell table:formula="of:=[.E39]/2" office:value-type="float" office:value="2.911" calcext:value-type="float">
            <text:p>2.911</text:p>
          </table:table-cell>
          <table:table-cell/>
          <table:table-cell table:formula="of:=2.5+41*[.B39]*0.00025" office:value-type="float" office:value="3.37125" calcext:value-type="float">
            <text:p>3.37125</text:p>
          </table:table-cell>
          <table:table-cell table:formula="of:=[.H39]*2.29-4.07" office:value-type="float" office:value="3.6501625" calcext:value-type="float">
            <text:p>3.650162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0]*5" office:value-type="float" office:value="90" calcext:value-type="float">
            <text:p>90</text:p>
          </table:table-cell>
          <table:table-cell office:value-type="float" office:value="555" calcext:value-type="float">
            <text:p>555</text:p>
          </table:table-cell>
          <table:table-cell table:formula="of:=[.C40]/1024*5" office:value-type="float" office:value="2.7099609375" calcext:value-type="float">
            <text:p>2.7099609375</text:p>
          </table:table-cell>
          <table:table-cell office:value-type="float" office:value="5.874" calcext:value-type="float">
            <text:p>5.874</text:p>
          </table:table-cell>
          <table:table-cell table:formula="of:=[.E40]/2" office:value-type="float" office:value="2.937" calcext:value-type="float">
            <text:p>2.937</text:p>
          </table:table-cell>
          <table:table-cell/>
          <table:table-cell table:formula="of:=2.5+41*[.B40]*0.00025" office:value-type="float" office:value="3.4225" calcext:value-type="float">
            <text:p>3.4225</text:p>
          </table:table-cell>
          <table:table-cell table:formula="of:=[.H40]*2.29-4.07" office:value-type="float" office:value="3.767525" calcext:value-type="float">
            <text:p>3.76752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1]*5" office:value-type="float" office:value="95" calcext:value-type="float">
            <text:p>95</text:p>
          </table:table-cell>
          <table:table-cell office:value-type="float" office:value="567" calcext:value-type="float">
            <text:p>567</text:p>
          </table:table-cell>
          <table:table-cell table:formula="of:=[.C41]/1024*5" office:value-type="float" office:value="2.7685546875" calcext:value-type="float">
            <text:p>2.7685546875</text:p>
          </table:table-cell>
          <table:table-cell office:value-type="float" office:value="5.926" calcext:value-type="float">
            <text:p>5.926</text:p>
          </table:table-cell>
          <table:table-cell table:formula="of:=[.E41]/2" office:value-type="float" office:value="2.963" calcext:value-type="float">
            <text:p>2.963</text:p>
          </table:table-cell>
          <table:table-cell/>
          <table:table-cell table:formula="of:=2.5+41*[.B41]*0.00025" office:value-type="float" office:value="3.47375" calcext:value-type="float">
            <text:p>3.47375</text:p>
          </table:table-cell>
          <table:table-cell table:formula="of:=[.H41]*2.29-4.07" office:value-type="float" office:value="3.8848875" calcext:value-type="float">
            <text:p>3.884887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2]*5" office:value-type="float" office:value="100" calcext:value-type="float">
            <text:p>100</text:p>
          </table:table-cell>
          <table:table-cell office:value-type="float" office:value="579" calcext:value-type="float">
            <text:p>579</text:p>
          </table:table-cell>
          <table:table-cell table:formula="of:=[.C42]/1024*5" office:value-type="float" office:value="2.8271484375" calcext:value-type="float">
            <text:p>2.8271484375</text:p>
          </table:table-cell>
          <table:table-cell office:value-type="float" office:value="5.977" calcext:value-type="float">
            <text:p>5.977</text:p>
          </table:table-cell>
          <table:table-cell table:formula="of:=[.E42]/2" office:value-type="float" office:value="2.9885" calcext:value-type="float">
            <text:p>2.989</text:p>
          </table:table-cell>
          <table:table-cell/>
          <table:table-cell table:formula="of:=2.5+41*[.B42]*0.00025" office:value-type="float" office:value="3.525" calcext:value-type="float">
            <text:p>3.525</text:p>
          </table:table-cell>
          <table:table-cell table:formula="of:=[.H42]*2.29-4.07" office:value-type="float" office:value="4.00225" calcext:value-type="float">
            <text:p>4.00225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3]*5" office:value-type="float" office:value="105" calcext:value-type="float">
            <text:p>105</text:p>
          </table:table-cell>
          <table:table-cell office:value-type="float" office:value="591" calcext:value-type="float">
            <text:p>591</text:p>
          </table:table-cell>
          <table:table-cell table:formula="of:=[.C43]/1024*5" office:value-type="float" office:value="2.8857421875" calcext:value-type="float">
            <text:p>2.8857421875</text:p>
          </table:table-cell>
          <table:table-cell office:value-type="float" office:value="6.03" calcext:value-type="float">
            <text:p>6.030</text:p>
          </table:table-cell>
          <table:table-cell table:formula="of:=[.E43]/2" office:value-type="float" office:value="3.015" calcext:value-type="float">
            <text:p>3.015</text:p>
          </table:table-cell>
          <table:table-cell/>
          <table:table-cell table:formula="of:=2.5+41*[.B43]*0.00025" office:value-type="float" office:value="3.57625" calcext:value-type="float">
            <text:p>3.57625</text:p>
          </table:table-cell>
          <table:table-cell table:formula="of:=[.H43]*2.29-4.07" office:value-type="float" office:value="4.1196125" calcext:value-type="float">
            <text:p>4.119612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4]*5" office:value-type="float" office:value="110" calcext:value-type="float">
            <text:p>110</text:p>
          </table:table-cell>
          <table:table-cell office:value-type="float" office:value="603" calcext:value-type="float">
            <text:p>603</text:p>
          </table:table-cell>
          <table:table-cell table:formula="of:=[.C44]/1024*5" office:value-type="float" office:value="2.9443359375" calcext:value-type="float">
            <text:p>2.9443359375</text:p>
          </table:table-cell>
          <table:table-cell office:value-type="float" office:value="6.081" calcext:value-type="float">
            <text:p>6.081</text:p>
          </table:table-cell>
          <table:table-cell table:formula="of:=[.E44]/2" office:value-type="float" office:value="3.0405" calcext:value-type="float">
            <text:p>3.041</text:p>
          </table:table-cell>
          <table:table-cell/>
          <table:table-cell table:formula="of:=2.5+41*[.B44]*0.00025" office:value-type="float" office:value="3.6275" calcext:value-type="float">
            <text:p>3.6275</text:p>
          </table:table-cell>
          <table:table-cell table:formula="of:=[.H44]*2.29-4.07" office:value-type="float" office:value="4.236975" calcext:value-type="float">
            <text:p>4.23697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5]*5" office:value-type="float" office:value="115" calcext:value-type="float">
            <text:p>115</text:p>
          </table:table-cell>
          <table:table-cell office:value-type="float" office:value="615" calcext:value-type="float">
            <text:p>615</text:p>
          </table:table-cell>
          <table:table-cell table:formula="of:=[.C45]/1024*5" office:value-type="float" office:value="3.0029296875" calcext:value-type="float">
            <text:p>3.0029296875</text:p>
          </table:table-cell>
          <table:table-cell office:value-type="float" office:value="6.134" calcext:value-type="float">
            <text:p>6.134</text:p>
          </table:table-cell>
          <table:table-cell table:formula="of:=[.E45]/2" office:value-type="float" office:value="3.067" calcext:value-type="float">
            <text:p>3.067</text:p>
          </table:table-cell>
          <table:table-cell/>
          <table:table-cell table:formula="of:=2.5+41*[.B45]*0.00025" office:value-type="float" office:value="3.67875" calcext:value-type="float">
            <text:p>3.67875</text:p>
          </table:table-cell>
          <table:table-cell table:formula="of:=[.H45]*2.29-4.07" office:value-type="float" office:value="4.3543375" calcext:value-type="float">
            <text:p>4.3543375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6]*5" office:value-type="float" office:value="120" calcext:value-type="float">
            <text:p>120</text:p>
          </table:table-cell>
          <table:table-cell office:value-type="float" office:value="628" calcext:value-type="float">
            <text:p>628</text:p>
          </table:table-cell>
          <table:table-cell table:formula="of:=[.C46]/1024*5" office:value-type="float" office:value="3.06640625" calcext:value-type="float">
            <text:p>3.06640625</text:p>
          </table:table-cell>
          <table:table-cell office:value-type="float" office:value="6.184" calcext:value-type="float">
            <text:p>6.184</text:p>
          </table:table-cell>
          <table:table-cell table:formula="of:=[.E46]/2" office:value-type="float" office:value="3.092" calcext:value-type="float">
            <text:p>3.092</text:p>
          </table:table-cell>
          <table:table-cell/>
          <table:table-cell table:formula="of:=2.5+41*[.B46]*0.00025" office:value-type="float" office:value="3.73" calcext:value-type="float">
            <text:p>3.73</text:p>
          </table:table-cell>
          <table:table-cell table:formula="of:=[.H46]*2.29-4.07" office:value-type="float" office:value="4.4717" calcext:value-type="float">
            <text:p>4.471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47]*5" office:value-type="float" office:value="125" calcext:value-type="float">
            <text:p>125</text:p>
          </table:table-cell>
          <table:table-cell office:value-type="float" office:value="640" calcext:value-type="float">
            <text:p>640</text:p>
          </table:table-cell>
          <table:table-cell table:formula="of:=[.C47]/1024*5" office:value-type="float" office:value="3.125" calcext:value-type="float">
            <text:p>3.125</text:p>
          </table:table-cell>
          <table:table-cell office:value-type="float" office:value="6.237" calcext:value-type="float">
            <text:p>6.237</text:p>
          </table:table-cell>
          <table:table-cell table:formula="of:=[.E47]/2" office:value-type="float" office:value="3.1185" calcext:value-type="float">
            <text:p>3.119</text:p>
          </table:table-cell>
          <table:table-cell/>
          <table:table-cell table:formula="of:=2.5+41*[.B47]*0.00025" office:value-type="float" office:value="3.78125" calcext:value-type="float">
            <text:p>3.78125</text:p>
          </table:table-cell>
          <table:table-cell table:formula="of:=[.H47]*2.29-4.07" office:value-type="float" office:value="4.5890625" calcext:value-type="float">
            <text:p>4.589062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48]*5" office:value-type="float" office:value="130" calcext:value-type="float">
            <text:p>130</text:p>
          </table:table-cell>
          <table:table-cell office:value-type="float" office:value="652" calcext:value-type="float">
            <text:p>652</text:p>
          </table:table-cell>
          <table:table-cell table:formula="of:=[.C48]/1024*5" office:value-type="float" office:value="3.18359375" calcext:value-type="float">
            <text:p>3.18359375</text:p>
          </table:table-cell>
          <table:table-cell office:value-type="float" office:value="6.288" calcext:value-type="float">
            <text:p>6.288</text:p>
          </table:table-cell>
          <table:table-cell table:formula="of:=[.E48]/2" office:value-type="float" office:value="3.144" calcext:value-type="float">
            <text:p>3.144</text:p>
          </table:table-cell>
          <table:table-cell office:value-type="string" calcext:value-type="string">
            <text:p>max assist</text:p>
          </table:table-cell>
          <table:table-cell table:formula="of:=2.5+41*[.B48]*0.00025" office:value-type="float" office:value="3.8325" calcext:value-type="float">
            <text:p>3.8325</text:p>
          </table:table-cell>
          <table:table-cell table:formula="of:=[.H48]*2.29-4.07" office:value-type="float" office:value="4.706425" calcext:value-type="float">
            <text:p>4.706425</text:p>
          </table:table-cell>
          <table:table-cell table:number-columns-repeated="5"/>
        </table:table-row>
        <table:table-row table:style-name="ro2" table:number-rows-repeated="104852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sense=8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Lambda Gen</text:p>
            <text:p>Current</text:p>
            <text:p>(measured)</text:p>
          </table:table-cell>
          <table:table-cell office:value-type="string" calcext:value-type="string">
            <text:p>Actual</text:p>
            <text:p>Current</text:p>
            <text:p>Thru Coil</text:p>
            <text:p>(calculated)</text:p>
          </table:table-cell>
          <table:table-cell table:style-name="ce2" office:value-type="string" calcext:value-type="string">
            <office:annotation draw:style-name="gr2" draw:text-style-name="P3" svg:width="1.1413in" svg:height="0.4484in" svg:x="2.8965in" svg:y="0in" draw:caption-point-x="-0.2303in" draw:caption-point-y="0.0039in">
              <dc:creator>J</dc:creator>
              <dc:date>2021-05-02T00:00:00</dc:date>
              <text:p text:style-name="P2"><text:span text:style-name="T1">8x oversampled, then result&gt;&gt;3</text:span></text:p>
            </office:annotation>
            <text:p><text:span text:style-name="T2">Arduino</text:span></text:p>
            <text:p><text:span text:style-name="T2">ADC Result</text:span></text:p>
            <text:p><text:span text:style-name="T2">(opamp out)</text:span></text:p>
            <text:p><text:span text:style-name="T2">(measured)</text:span></text:p>
          </table:table-cell>
          <table:table-cell office:value-type="string" calcext:value-type="string">
            <text:p>Arduino</text:p>
            <text:p>ADC V</text:p>
            <text:p>(calculated)</text:p>
          </table:table-cell>
          <table:table-cell office:value-type="string" calcext:value-type="string">
            <text:p>ISOC V</text:p>
            <text:p>(sensor Vout)</text:p>
            <text:p>(measured)</text:p>
          </table:table-cell>
          <table:table-cell office:value-type="string" calcext:value-type="string">
            <office:annotation draw:style-name="gr3" draw:text-style-name="P3" svg:width="2.011in" svg:height="1.5697in" svg:x="3.8728in" svg:y="0.7843in" draw:caption-point-x="1.4598in" draw:caption-point-y="-0.7803in">
              <dc:creator>J</dc:creator>
              <dc:date>2021-05-02T00:00:00</dc:date>
              <text:p text:style-name="P2"><text:span text:style-name="T1">These values measured by external DMM, using external reference, whereas Arduino reference is actual voltage on 5 volt rail (and thus ratiometric).</text:span></text:p>
            </office:annotation>
            <text:p>ISOC/2 V</text:p>
            <text:p>(opamp in)</text:p>
            <text:p>(calculated)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float" office:value="-14" calcext:value-type="float">
            <text:p>-14</text:p>
          </table:table-cell>
          <table:table-cell table:formula="of:=[.A2]*5" office:value-type="float" office:value="-70" calcext:value-type="float">
            <text:p>-70</text:p>
          </table:table-cell>
          <table:table-cell table:style-name="ce2" office:value-type="float" office:value="0" calcext:value-type="float">
            <text:p>0</text:p>
          </table:table-cell>
          <table:table-cell table:formula="of:=[.C2]/1024*5" office:value-type="float" office:value="0" calcext:value-type="float">
            <text:p>0</text:p>
          </table:table-cell>
          <table:table-cell/>
          <table:table-cell table:formula="of:=[.E2]/2" office:value-type="float" office:value="0" calcext:value-type="float">
            <text:p>0.000</text:p>
          </table:table-cell>
          <table:table-cell office:value-type="string" calcext:value-type="string">
            <text:p>Max Regen</text:p>
          </table:table-cell>
        </table:table-row>
        <table:table-row table:style-name="ro2">
          <table:table-cell office:value-type="float" office:value="-13" calcext:value-type="float">
            <text:p>-13</text:p>
          </table:table-cell>
          <table:table-cell table:formula="of:=[.A3]*5" office:value-type="float" office:value="-65" calcext:value-type="float">
            <text:p>-65</text:p>
          </table:table-cell>
          <table:table-cell table:style-name="ce2" office:value-type="float" office:value="20" calcext:value-type="float">
            <text:p>20</text:p>
          </table:table-cell>
          <table:table-cell table:formula="of:=[.C3]/1024*5" office:value-type="float" office:value="0.09765625" calcext:value-type="float">
            <text:p>0.09765625</text:p>
          </table:table-cell>
          <table:table-cell/>
          <table:table-cell table:formula="of:=[.E3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12" calcext:value-type="float">
            <text:p>-12</text:p>
          </table:table-cell>
          <table:table-cell table:formula="of:=[.A4]*5" office:value-type="float" office:value="-60" calcext:value-type="float">
            <text:p>-60</text:p>
          </table:table-cell>
          <table:table-cell table:style-name="ce2" office:value-type="float" office:value="43" calcext:value-type="float">
            <text:p>43</text:p>
          </table:table-cell>
          <table:table-cell table:formula="of:=[.C4]/1024*5" office:value-type="float" office:value="0.2099609375" calcext:value-type="float">
            <text:p>0.2099609375</text:p>
          </table:table-cell>
          <table:table-cell/>
          <table:table-cell table:formula="of:=[.E4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11" calcext:value-type="float">
            <text:p>-11</text:p>
          </table:table-cell>
          <table:table-cell table:formula="of:=[.A5]*5" office:value-type="float" office:value="-55" calcext:value-type="float">
            <text:p>-55</text:p>
          </table:table-cell>
          <table:table-cell table:style-name="ce2"/>
          <table:table-cell table:formula="of:=[.C5]/1024*5" office:value-type="float" office:value="0" calcext:value-type="float">
            <text:p>0</text:p>
          </table:table-cell>
          <table:table-cell/>
          <table:table-cell table:formula="of:=[.E5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10" calcext:value-type="float">
            <text:p>-10</text:p>
          </table:table-cell>
          <table:table-cell table:formula="of:=[.A6]*5" office:value-type="float" office:value="-50" calcext:value-type="float">
            <text:p>-50</text:p>
          </table:table-cell>
          <table:table-cell table:style-name="ce2" office:value-type="float" office:value="92" calcext:value-type="float">
            <text:p>92</text:p>
          </table:table-cell>
          <table:table-cell table:formula="of:=[.C6]/1024*5" office:value-type="float" office:value="0.44921875" calcext:value-type="float">
            <text:p>0.44921875</text:p>
          </table:table-cell>
          <table:table-cell/>
          <table:table-cell table:formula="of:=[.E6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[.A7]*5" office:value-type="float" office:value="-45" calcext:value-type="float">
            <text:p>-45</text:p>
          </table:table-cell>
          <table:table-cell table:style-name="ce2"/>
          <table:table-cell table:formula="of:=[.C7]/1024*5" office:value-type="float" office:value="0" calcext:value-type="float">
            <text:p>0</text:p>
          </table:table-cell>
          <table:table-cell/>
          <table:table-cell table:formula="of:=[.E7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[.A8]*5" office:value-type="float" office:value="-40" calcext:value-type="float">
            <text:p>-40</text:p>
          </table:table-cell>
          <table:table-cell table:style-name="ce2"/>
          <table:table-cell table:formula="of:=[.C8]/1024*5" office:value-type="float" office:value="0" calcext:value-type="float">
            <text:p>0</text:p>
          </table:table-cell>
          <table:table-cell/>
          <table:table-cell table:formula="of:=[.E8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[.A9]*5" office:value-type="float" office:value="-35" calcext:value-type="float">
            <text:p>-35</text:p>
          </table:table-cell>
          <table:table-cell table:style-name="ce2"/>
          <table:table-cell table:formula="of:=[.C9]/1024*5" office:value-type="float" office:value="0" calcext:value-type="float">
            <text:p>0</text:p>
          </table:table-cell>
          <table:table-cell/>
          <table:table-cell table:formula="of:=[.E9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[.A10]*5" office:value-type="float" office:value="-30" calcext:value-type="float">
            <text:p>-30</text:p>
          </table:table-cell>
          <table:table-cell/>
          <table:table-cell table:formula="of:=[.C10]/1024*5" office:value-type="float" office:value="0" calcext:value-type="float">
            <text:p>0</text:p>
          </table:table-cell>
          <table:table-cell/>
          <table:table-cell table:formula="of:=[.E10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[.A11]*5" office:value-type="float" office:value="-25" calcext:value-type="float">
            <text:p>-25</text:p>
          </table:table-cell>
          <table:table-cell office:value-type="float" office:value="213" calcext:value-type="float">
            <text:p>213</text:p>
          </table:table-cell>
          <table:table-cell table:formula="of:=[.C11]/1024*5" office:value-type="float" office:value="1.0400390625" calcext:value-type="float">
            <text:p>1.0400390625</text:p>
          </table:table-cell>
          <table:table-cell/>
          <table:table-cell table:formula="of:=[.E11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[.A12]*5" office:value-type="float" office:value="-20" calcext:value-type="float">
            <text:p>-20</text:p>
          </table:table-cell>
          <table:table-cell/>
          <table:table-cell table:formula="of:=[.C12]/1024*5" office:value-type="float" office:value="0" calcext:value-type="float">
            <text:p>0</text:p>
          </table:table-cell>
          <table:table-cell/>
          <table:table-cell table:formula="of:=[.E12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A13]*5" office:value-type="float" office:value="-15" calcext:value-type="float">
            <text:p>-15</text:p>
          </table:table-cell>
          <table:table-cell/>
          <table:table-cell table:formula="of:=[.C13]/1024*5" office:value-type="float" office:value="0" calcext:value-type="float">
            <text:p>0</text:p>
          </table:table-cell>
          <table:table-cell/>
          <table:table-cell table:formula="of:=[.E13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A14]*5" office:value-type="float" office:value="-10" calcext:value-type="float">
            <text:p>-10</text:p>
          </table:table-cell>
          <table:table-cell/>
          <table:table-cell table:formula="of:=[.C14]/1024*5" office:value-type="float" office:value="0" calcext:value-type="float">
            <text:p>0</text:p>
          </table:table-cell>
          <table:table-cell/>
          <table:table-cell table:formula="of:=[.E14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A15]*5" office:value-type="float" office:value="-5" calcext:value-type="float">
            <text:p>-5</text:p>
          </table:table-cell>
          <table:table-cell/>
          <table:table-cell table:formula="of:=[.C15]/1024*5" office:value-type="float" office:value="0" calcext:value-type="float">
            <text:p>0</text:p>
          </table:table-cell>
          <table:table-cell/>
          <table:table-cell table:formula="of:=[.E15]/2" office:value-type="float" office:value="0" calcext:value-type="float">
            <text:p>0.000</text:p>
          </table:table-cell>
          <table:table-cell office:value-type="string" calcext:value-type="string">
            <text:p>Rege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6]*5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formula="of:=[.C16]/1024*5" office:value-type="float" office:value="1.630859375" calcext:value-type="float">
            <text:p>1.630859375</text:p>
          </table:table-cell>
          <table:table-cell/>
          <table:table-cell table:formula="of:=[.E16]/2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7]*5" office:value-type="float" office:value="5" calcext:value-type="float">
            <text:p>5</text:p>
          </table:table-cell>
          <table:table-cell/>
          <table:table-cell table:formula="of:=[.C17]/1024*5" office:value-type="float" office:value="0" calcext:value-type="float">
            <text:p>0</text:p>
          </table:table-cell>
          <table:table-cell/>
          <table:table-cell table:formula="of:=[.E17]/2" office:value-type="float" office:value="0" calcext:value-type="float">
            <text:p>0.000</text:p>
          </table:table-cell>
          <table:table-cell office:value-type="string" calcext:value-type="string">
            <text:p>Assi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8]*5" office:value-type="float" office:value="10" calcext:value-type="float">
            <text:p>10</text:p>
          </table:table-cell>
          <table:table-cell/>
          <table:table-cell table:formula="of:=[.C18]/1024*5" office:value-type="float" office:value="0" calcext:value-type="float">
            <text:p>0</text:p>
          </table:table-cell>
          <table:table-cell/>
          <table:table-cell table:formula="of:=[.E18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9]*5" office:value-type="float" office:value="15" calcext:value-type="float">
            <text:p>15</text:p>
          </table:table-cell>
          <table:table-cell/>
          <table:table-cell table:formula="of:=[.C19]/1024*5" office:value-type="float" office:value="0" calcext:value-type="float">
            <text:p>0</text:p>
          </table:table-cell>
          <table:table-cell/>
          <table:table-cell table:formula="of:=[.E19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0]*5" office:value-type="float" office:value="20" calcext:value-type="float">
            <text:p>20</text:p>
          </table:table-cell>
          <table:table-cell/>
          <table:table-cell table:formula="of:=[.C20]/1024*5" office:value-type="float" office:value="0" calcext:value-type="float">
            <text:p>0</text:p>
          </table:table-cell>
          <table:table-cell/>
          <table:table-cell table:formula="of:=[.E20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21]*5"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table:formula="of:=[.C21]/1024*5" office:value-type="float" office:value="2.2216796875" calcext:value-type="float">
            <text:p>2.2216796875</text:p>
          </table:table-cell>
          <table:table-cell/>
          <table:table-cell table:formula="of:=[.E21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22]*5" office:value-type="float" office:value="30" calcext:value-type="float">
            <text:p>30</text:p>
          </table:table-cell>
          <table:table-cell/>
          <table:table-cell table:formula="of:=[.C22]/1024*5" office:value-type="float" office:value="0" calcext:value-type="float">
            <text:p>0</text:p>
          </table:table-cell>
          <table:table-cell/>
          <table:table-cell table:formula="of:=[.E22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23]*5" office:value-type="float" office:value="35" calcext:value-type="float">
            <text:p>35</text:p>
          </table:table-cell>
          <table:table-cell/>
          <table:table-cell table:formula="of:=[.C23]/1024*5" office:value-type="float" office:value="0" calcext:value-type="float">
            <text:p>0</text:p>
          </table:table-cell>
          <table:table-cell/>
          <table:table-cell table:formula="of:=[.E23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24]*5" office:value-type="float" office:value="40" calcext:value-type="float">
            <text:p>40</text:p>
          </table:table-cell>
          <table:table-cell/>
          <table:table-cell table:formula="of:=[.C24]/1024*5" office:value-type="float" office:value="0" calcext:value-type="float">
            <text:p>0</text:p>
          </table:table-cell>
          <table:table-cell/>
          <table:table-cell table:formula="of:=[.E24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5]*5" office:value-type="float" office:value="45" calcext:value-type="float">
            <text:p>45</text:p>
          </table:table-cell>
          <table:table-cell/>
          <table:table-cell table:formula="of:=[.C25]/1024*5" office:value-type="float" office:value="0" calcext:value-type="float">
            <text:p>0</text:p>
          </table:table-cell>
          <table:table-cell/>
          <table:table-cell table:formula="of:=[.E25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6]*5" office:value-type="float" office:value="50" calcext:value-type="float">
            <text:p>50</text:p>
          </table:table-cell>
          <table:table-cell office:value-type="float" office:value="576" calcext:value-type="float">
            <text:p>576</text:p>
          </table:table-cell>
          <table:table-cell table:formula="of:=[.C26]/1024*5" office:value-type="float" office:value="2.8125" calcext:value-type="float">
            <text:p>2.8125</text:p>
          </table:table-cell>
          <table:table-cell/>
          <table:table-cell table:formula="of:=[.E26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27]*5" office:value-type="float" office:value="55" calcext:value-type="float">
            <text:p>55</text:p>
          </table:table-cell>
          <table:table-cell/>
          <table:table-cell table:formula="of:=[.C27]/1024*5" office:value-type="float" office:value="0" calcext:value-type="float">
            <text:p>0</text:p>
          </table:table-cell>
          <table:table-cell/>
          <table:table-cell table:formula="of:=[.E27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28]*5" office:value-type="float" office:value="60" calcext:value-type="float">
            <text:p>60</text:p>
          </table:table-cell>
          <table:table-cell/>
          <table:table-cell table:formula="of:=[.C28]/1024*5" office:value-type="float" office:value="0" calcext:value-type="float">
            <text:p>0</text:p>
          </table:table-cell>
          <table:table-cell/>
          <table:table-cell table:formula="of:=[.E28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29]*5" office:value-type="float" office:value="65" calcext:value-type="float">
            <text:p>65</text:p>
          </table:table-cell>
          <table:table-cell/>
          <table:table-cell table:formula="of:=[.C29]/1024*5" office:value-type="float" office:value="0" calcext:value-type="float">
            <text:p>0</text:p>
          </table:table-cell>
          <table:table-cell/>
          <table:table-cell table:formula="of:=[.E29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0]*5" office:value-type="float" office:value="70" calcext:value-type="float">
            <text:p>70</text:p>
          </table:table-cell>
          <table:table-cell/>
          <table:table-cell table:formula="of:=[.C30]/1024*5" office:value-type="float" office:value="0" calcext:value-type="float">
            <text:p>0</text:p>
          </table:table-cell>
          <table:table-cell/>
          <table:table-cell table:formula="of:=[.E30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31]*5" office:value-type="float" office:value="75" calcext:value-type="float">
            <text:p>75</text:p>
          </table:table-cell>
          <table:table-cell office:value-type="float" office:value="697" calcext:value-type="float">
            <text:p>697</text:p>
          </table:table-cell>
          <table:table-cell table:formula="of:=[.C31]/1024*5" office:value-type="float" office:value="3.4033203125" calcext:value-type="float">
            <text:p>3.4033203125</text:p>
          </table:table-cell>
          <table:table-cell/>
          <table:table-cell table:formula="of:=[.E31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32]*5" office:value-type="float" office:value="80" calcext:value-type="float">
            <text:p>80</text:p>
          </table:table-cell>
          <table:table-cell/>
          <table:table-cell table:formula="of:=[.C32]/1024*5" office:value-type="float" office:value="0" calcext:value-type="float">
            <text:p>0</text:p>
          </table:table-cell>
          <table:table-cell/>
          <table:table-cell table:formula="of:=[.E32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33]*5" office:value-type="float" office:value="85" calcext:value-type="float">
            <text:p>85</text:p>
          </table:table-cell>
          <table:table-cell/>
          <table:table-cell table:formula="of:=[.C33]/1024*5" office:value-type="float" office:value="0" calcext:value-type="float">
            <text:p>0</text:p>
          </table:table-cell>
          <table:table-cell/>
          <table:table-cell table:formula="of:=[.E33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4]*5" office:value-type="float" office:value="90" calcext:value-type="float">
            <text:p>90</text:p>
          </table:table-cell>
          <table:table-cell/>
          <table:table-cell table:formula="of:=[.C34]/1024*5" office:value-type="float" office:value="0" calcext:value-type="float">
            <text:p>0</text:p>
          </table:table-cell>
          <table:table-cell/>
          <table:table-cell table:formula="of:=[.E34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35]*5" office:value-type="float" office:value="95" calcext:value-type="float">
            <text:p>95</text:p>
          </table:table-cell>
          <table:table-cell/>
          <table:table-cell table:formula="of:=[.C35]/1024*5" office:value-type="float" office:value="0" calcext:value-type="float">
            <text:p>0</text:p>
          </table:table-cell>
          <table:table-cell/>
          <table:table-cell table:formula="of:=[.E35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36]*5"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formula="of:=[.C36]/1024*5" office:value-type="float" office:value="3.9990234375" calcext:value-type="float">
            <text:p>3.9990234375</text:p>
          </table:table-cell>
          <table:table-cell/>
          <table:table-cell table:formula="of:=[.E36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37]*5" office:value-type="float" office:value="105" calcext:value-type="float">
            <text:p>105</text:p>
          </table:table-cell>
          <table:table-cell/>
          <table:table-cell table:formula="of:=[.C37]/1024*5" office:value-type="float" office:value="0" calcext:value-type="float">
            <text:p>0</text:p>
          </table:table-cell>
          <table:table-cell/>
          <table:table-cell table:formula="of:=[.E37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38]*5" office:value-type="float" office:value="110" calcext:value-type="float">
            <text:p>110</text:p>
          </table:table-cell>
          <table:table-cell/>
          <table:table-cell table:formula="of:=[.C38]/1024*5" office:value-type="float" office:value="0" calcext:value-type="float">
            <text:p>0</text:p>
          </table:table-cell>
          <table:table-cell/>
          <table:table-cell table:formula="of:=[.E38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39]*5" office:value-type="float" office:value="115" calcext:value-type="float">
            <text:p>115</text:p>
          </table:table-cell>
          <table:table-cell/>
          <table:table-cell table:formula="of:=[.C39]/1024*5" office:value-type="float" office:value="0" calcext:value-type="float">
            <text:p>0</text:p>
          </table:table-cell>
          <table:table-cell/>
          <table:table-cell table:formula="of:=[.E39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0]*5" office:value-type="float" office:value="120" calcext:value-type="float">
            <text:p>120</text:p>
          </table:table-cell>
          <table:table-cell/>
          <table:table-cell table:formula="of:=[.C40]/1024*5" office:value-type="float" office:value="0" calcext:value-type="float">
            <text:p>0</text:p>
          </table:table-cell>
          <table:table-cell/>
          <table:table-cell table:formula="of:=[.E40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41]*5" office:value-type="float" office:value="125" calcext:value-type="float">
            <text:p>125</text:p>
          </table:table-cell>
          <table:table-cell/>
          <table:table-cell table:formula="of:=[.C41]/1024*5" office:value-type="float" office:value="0" calcext:value-type="float">
            <text:p>0</text:p>
          </table:table-cell>
          <table:table-cell/>
          <table:table-cell table:formula="of:=[.E41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42]*5" office:value-type="float" office:value="130" calcext:value-type="float">
            <text:p>130</text:p>
          </table:table-cell>
          <table:table-cell office:value-type="float" office:value="964" calcext:value-type="float">
            <text:p>964</text:p>
          </table:table-cell>
          <table:table-cell table:formula="of:=[.C42]/1024*5" office:value-type="float" office:value="4.70703125" calcext:value-type="float">
            <text:p>4.70703125</text:p>
          </table:table-cell>
          <table:table-cell/>
          <table:table-cell table:formula="of:=[.E42]/2" office:value-type="float" office:value="0" calcext:value-type="float">
            <text:p>0.00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max ass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1:15:07.994214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ohn </meta:initial-creator>
    <meta:creation-date>2021-05-02T00:29:22</meta:creation-date>
    <dc:date>2021-05-03T02:49:48.758911181</dc:date>
    <meta:editing-duration>PT1H51M36S</meta:editing-duration>
    <meta:editing-cycles>10</meta:editing-cycles>
    <meta:generator>LibreOffice/7.0.1.2$MacOSX_X86_64 LibreOffice_project/7cbcfc562f6eb6708b5ff7d7397325de9e764452</meta:generator>
    <meta:document-statistic meta:table-count="2" meta:cell-count="5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72cm" xlink:href=".." xlink:type="simple" chart:class="chart:scatter" chart:style-name="ch1">
        <chart:legend chart:legend-position="end" svg:x="13.39cm" svg:y="3.179cm" style:legend-expansion="high" chart:style-name="ch2"/>
        <chart:plot-area chart:style-name="ch3" table:cell-range-address="'Rsense=41'.B2:'Rsense=41'.B48 'Rsense=41'.D1:'Rsense=41'.D48 'Rsense=41'.F1:'Rsense=41'.F48" chart:data-source-has-labels="row" svg:x="0.32cm" svg:y="0.181cm" svg:width="12.75cm" svg:height="8.71cm">
          <chart:coordinate-region svg:x="0.685cm" svg:y="0.384cm" svg:width="12.081cm" svg:height="7.8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sense=41'.D2:'Rsense=41'.D48" chart:label-cell-address="'Rsense=41'.D1:'Rsense=41'.D1" chart:class="chart:scatter">
            <chart:domain table:cell-range-address="'Rsense=41'.B2:'Rsense=41'.B48"/>
            <chart:data-point chart:repeated="47"/>
          </chart:series>
          <chart:series chart:style-name="ch7" chart:values-cell-range-address="'Rsense=41'.F2:'Rsense=41'.F48" chart:label-cell-address="'Rsense=41'.F1:'Rsense=41'.F1" chart:class="chart:scatte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duino
ADC V
(calculated)</text:p>
                <draw:g>
                  <svg:desc>'Rsense=41'.D1:'Rsense=41'.D1</svg:desc>
                </draw:g>
              </table:table-cell>
              <table:table-cell office:value-type="string">
                <text:p>ISOC/2 V
(opamp in)
(calculated)</text:p>
                <draw:g>
                  <svg:desc>'Rsense=41'.F1:'Rsense=4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'Rsense=41'.B2:'Rsense=41'.B48</svg:desc>
                </draw:g>
              </table:table-cell>
              <table:table-cell office:value-type="float" office:value="0.458984375">
                <text:p>0.458984375</text:p>
                <draw:g>
                  <svg:desc>'Rsense=41'.D2:'Rsense=41'.D48</svg:desc>
                </draw:g>
              </table:table-cell>
              <table:table-cell office:value-type="float" office:value="1.9575">
                <text:p>1.9575</text:p>
                <draw:g>
                  <svg:desc>'Rsense=41'.F2:'Rsense=41'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5">
                <text:p>-95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0">
                <text:p>-90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2.0075">
                <text:p>2.0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5">
                <text:p>-85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2.0335">
                <text:p>2.0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0">
                <text:p>-80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2.0595">
                <text:p>2.0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5">
                <text:p>-65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2.1365">
                <text:p>2.1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0">
                <text:p>-60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2.1625">
                <text:p>2.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5">
                <text:p>-55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">
                <text:p>-50</text:p>
              </table:table-cell>
              <table:table-cell office:value-type="float" office:value="1.0498046875">
                <text:p>1.0498046875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5">
                <text:p>-45</text:p>
              </table:table-cell>
              <table:table-cell office:value-type="float" office:value="1.1083984375">
                <text:p>1.108398437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">
                <text:p>-40</text:p>
              </table:table-cell>
              <table:table-cell office:value-type="float" office:value="1.1669921875">
                <text:p>1.1669921875</text:p>
              </table:table-cell>
              <table:table-cell office:value-type="float" office:value="2.2655">
                <text:p>2.2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5">
                <text:p>-35</text:p>
              </table:table-cell>
              <table:table-cell office:value-type="float" office:value="1.2255859375">
                <text:p>1.2255859375</text:p>
              </table:table-cell>
              <table:table-cell office:value-type="float" office:value="2.2915">
                <text:p>2.2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0">
                <text:p>-30</text:p>
              </table:table-cell>
              <table:table-cell office:value-type="float" office:value="1.2841796875">
                <text:p>1.2841796875</text:p>
              </table:table-cell>
              <table:table-cell office:value-type="float" office:value="2.317">
                <text:p>2.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1.34765625">
                <text:p>1.3476562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">
                <text:p>-20</text:p>
              </table:table-cell>
              <table:table-cell office:value-type="float" office:value="1.40625">
                <text:p>1.40625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1.46484375">
                <text:p>1.46484375</text:p>
              </table:table-cell>
              <table:table-cell office:value-type="float" office:value="2.3945">
                <text:p>2.3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">
                <text:p>-10</text:p>
              </table:table-cell>
              <table:table-cell office:value-type="float" office:value="1.5234375">
                <text:p>1.5234375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">
                <text:p>-5</text:p>
              </table:table-cell>
              <table:table-cell office:value-type="float" office:value="1.58203125">
                <text:p>1.58203125</text:p>
              </table:table-cell>
              <table:table-cell office:value-type="float" office:value="2.4465">
                <text:p>2.4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640625">
                <text:p>1.640625</text:p>
              </table:table-cell>
              <table:table-cell office:value-type="float" office:value="2.4725">
                <text:p>2.4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.69921875">
                <text:p>1.69921875</text:p>
              </table:table-cell>
              <table:table-cell office:value-type="float" office:value="2.4975">
                <text:p>2.4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.7578125">
                <text:p>1.7578125</text:p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.81640625">
                <text:p>1.81640625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.8798828125">
                <text:p>1.8798828125</text:p>
              </table:table-cell>
              <table:table-cell office:value-type="float" office:value="2.5755">
                <text:p>2.5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9384765625">
                <text:p>1.9384765625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1.9970703125">
                <text:p>1.9970703125</text:p>
              </table:table-cell>
              <table:table-cell office:value-type="float" office:value="2.6275">
                <text:p>2.6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2.6525">
                <text:p>2.6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.1142578125">
                <text:p>2.1142578125</text:p>
              </table:table-cell>
              <table:table-cell office:value-type="float" office:value="2.6785">
                <text:p>2.67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.1728515625">
                <text:p>2.1728515625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.236328125">
                <text:p>2.236328125</text:p>
              </table:table-cell>
              <table:table-cell office:value-type="float" office:value="2.7305">
                <text:p>2.7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2.294921875">
                <text:p>2.294921875</text:p>
              </table:table-cell>
              <table:table-cell office:value-type="float" office:value="2.756">
                <text:p>2.7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2.353515625">
                <text:p>2.353515625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2.412109375">
                <text:p>2.412109375</text:p>
              </table:table-cell>
              <table:table-cell office:value-type="float" office:value="2.808">
                <text:p>2.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.470703125">
                <text:p>2.470703125</text:p>
              </table:table-cell>
              <table:table-cell office:value-type="float" office:value="2.834">
                <text:p>2.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2.529296875">
                <text:p>2.529296875</text:p>
              </table:table-cell>
              <table:table-cell office:value-type="float" office:value="2.8595">
                <text:p>2.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.587890625">
                <text:p>2.587890625</text:p>
              </table:table-cell>
              <table:table-cell office:value-type="float" office:value="2.8855">
                <text:p>2.8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2.6513671875">
                <text:p>2.6513671875</text:p>
              </table:table-cell>
              <table:table-cell office:value-type="float" office:value="2.911">
                <text:p>2.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2.7099609375">
                <text:p>2.709960937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2.7685546875">
                <text:p>2.7685546875</text:p>
              </table:table-cell>
              <table:table-cell office:value-type="float" office:value="2.963">
                <text:p>2.9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">
                <text:p>100</text:p>
              </table:table-cell>
              <table:table-cell office:value-type="float" office:value="2.8271484375">
                <text:p>2.8271484375</text:p>
              </table:table-cell>
              <table:table-cell office:value-type="float" office:value="2.9885">
                <text:p>2.9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">
                <text:p>105</text:p>
              </table:table-cell>
              <table:table-cell office:value-type="float" office:value="2.8857421875">
                <text:p>2.8857421875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">
                <text:p>110</text:p>
              </table:table-cell>
              <table:table-cell office:value-type="float" office:value="2.9443359375">
                <text:p>2.9443359375</text:p>
              </table:table-cell>
              <table:table-cell office:value-type="float" office:value="3.0405">
                <text:p>3.0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">
                <text:p>115</text:p>
              </table:table-cell>
              <table:table-cell office:value-type="float" office:value="3.0029296875">
                <text:p>3.0029296875</text:p>
              </table:table-cell>
              <table:table-cell office:value-type="float" office:value="3.067">
                <text:p>3.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">
                <text:p>120</text:p>
              </table:table-cell>
              <table:table-cell office:value-type="float" office:value="3.06640625">
                <text:p>3.06640625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3.125">
                <text:p>3.125</text:p>
              </table:table-cell>
              <table:table-cell office:value-type="float" office:value="3.1185">
                <text:p>3.1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">
                <text:p>130</text:p>
              </table:table-cell>
              <table:table-cell office:value-type="float" office:value="3.18359375">
                <text:p>3.18359375</text:p>
              </table:table-cell>
              <table:table-cell office:value-type="float" office:value="3.144">
                <text:p>3.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